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62b" officeooo:paragraph-rsid="001f562b"/>
    </style:style>
    <style:style style:name="P2" style:family="paragraph" style:parent-style-name="Standard">
      <style:paragraph-properties fo:text-align="center" style:justify-single-word="false"/>
      <style:text-properties officeooo:rsid="001f562b" officeooo:paragraph-rsid="001f562b"/>
    </style:style>
    <style:style style:name="P3" style:family="paragraph" style:parent-style-name="Standard">
      <style:paragraph-properties fo:text-align="start" style:justify-single-word="false"/>
      <style:text-properties officeooo:rsid="001f562b" officeooo:paragraph-rsid="002085ff"/>
    </style:style>
    <style:style style:name="P4" style:family="paragraph" style:parent-style-name="Standard">
      <style:paragraph-properties fo:text-align="start" style:justify-single-word="false"/>
      <style:text-properties officeooo:rsid="002085ff" officeooo:paragraph-rsid="002085ff"/>
    </style:style>
    <style:style style:name="P5" style:family="paragraph" style:parent-style-name="Standard">
      <style:paragraph-properties fo:text-align="start" style:justify-single-word="false"/>
      <style:text-properties officeooo:rsid="0020be86" officeooo:paragraph-rsid="0020be86"/>
    </style:style>
    <style:style style:name="P6" style:family="paragraph" style:parent-style-name="Standard">
      <style:paragraph-properties fo:text-align="start" style:justify-single-word="false"/>
      <style:text-properties officeooo:rsid="0020be86" officeooo:paragraph-rsid="0021fe78"/>
    </style:style>
    <style:style style:name="P7" style:family="paragraph" style:parent-style-name="Standard">
      <style:paragraph-properties fo:text-align="start" style:justify-single-word="false"/>
      <style:text-properties officeooo:rsid="00231544" officeooo:paragraph-rsid="00231544"/>
    </style:style>
    <style:style style:name="P8" style:family="paragraph" style:parent-style-name="Standard">
      <style:paragraph-properties fo:text-align="start" style:justify-single-word="false"/>
      <style:text-properties officeooo:rsid="00231544" officeooo:paragraph-rsid="0025b0e5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b0e5" officeooo:paragraph-rsid="0025b0e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060f0" officeooo:paragraph-rsid="003060f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5b0e5" officeooo:paragraph-rsid="002b86a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b86ad" officeooo:paragraph-rsid="002b86a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b86ad" officeooo:paragraph-rsid="002f078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bd141" officeooo:paragraph-rsid="002bd14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d131b" officeooo:paragraph-rsid="002d131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313e9d" officeooo:paragraph-rsid="003292f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313e9d" officeooo:paragraph-rsid="0033963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313e9d" officeooo:paragraph-rsid="0034d8c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313e9d" officeooo:paragraph-rsid="00361923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f562b" officeooo:paragraph-rsid="001f562b" style:font-size-asian="13pt" style:font-weight-asian="bold" style:font-size-complex="13pt" style:font-weight-complex="bold"/>
    </style:style>
    <style:style style:name="T1" style:family="text">
      <style:text-properties officeooo:rsid="002085ff"/>
    </style:style>
    <style:style style:name="T2" style:family="text">
      <style:text-properties officeooo:rsid="0024101c"/>
    </style:style>
    <style:style style:name="T3" style:family="text">
      <style:text-properties officeooo:rsid="0025b0e5"/>
    </style:style>
    <style:style style:name="T4" style:family="text">
      <style:text-properties officeooo:rsid="00265dd0"/>
    </style:style>
    <style:style style:name="T5" style:family="text">
      <style:text-properties officeooo:rsid="002bd141"/>
    </style:style>
    <style:style style:name="T6" style:family="text">
      <style:text-properties officeooo:rsid="002d131b"/>
    </style:style>
    <style:style style:name="T7" style:family="text">
      <style:text-properties officeooo:rsid="002e4de0"/>
    </style:style>
    <style:style style:name="T8" style:family="text">
      <style:text-properties officeooo:rsid="002f0786"/>
    </style:style>
    <style:style style:name="T9" style:family="text">
      <style:text-properties officeooo:rsid="003292fb"/>
    </style:style>
    <style:style style:name="T10" style:family="text">
      <style:text-properties officeooo:rsid="0034d8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ara Mehene</text:p>
      <text:p text:style-name="P1"/>
      <text:p text:style-name="P1">2/7/2018</text:p>
      <text:p text:style-name="P1"/>
      <text:p text:style-name="P1">Special Topics</text:p>
      <text:p text:style-name="P1">Thursday 5:30pm-8:15pm</text:p>
      <text:p text:style-name="P1"/>
      <text:p text:style-name="P20">iPhone 8 Plus vs iPhone X Analysis</text:p>
      <text:p text:style-name="P2"/>
      <text:p text:style-name="P3"><text:tab/><text:span text:style-name="T1">The craze for the iPhone X and iPhone 8 plus came out in a blaze during the apple conference </text:span></text:p>
      <text:p text:style-name="P3"/>
      <text:p text:style-name="P3"><text:span text:style-name="T1">of 2017. During the conference, they mentioned that the iPhone X would come out a little latter than </text:span></text:p>
      <text:p text:style-name="P3"/>
      <text:p text:style-name="P4">the iPhone 8 plus but people couldn’t choose to buy the iPhone 8 now or wait for the iPhone X. </text:p>
      <text:p text:style-name="P4"/>
      <text:p text:style-name="P5">Comparing the two, both have different pros and cons that a consumer would want to know before </text:p>
      <text:p text:style-name="P5"/>
      <text:p text:style-name="P6">buying. </text:p>
      <text:p text:style-name="P6"/>
      <text:p text:style-name="P7"><text:tab/>Similarities wise, both use the same type of glass screen and same type of features for the </text:p>
      <text:p text:style-name="P7"/>
      <text:p text:style-name="P8">camera <text:span text:style-name="T2">such as color temperatures or brightness. Hardware wise, both use the same the processor</text:span></text:p>
      <text:p text:style-name="P8"/>
      <text:p text:style-name="P8"><text:span text:style-name="T3">(A11 Bionic).</text:span></text:p>
      <text:p text:style-name="P8"/>
      <text:p text:style-name="P9">Pros &amp; Cons of iPhone X <text:span text:style-name="T4">&amp; iPhone 8 plus</text:span></text:p>
      <text:p text:style-name="P11"><text:tab/><text:span text:style-name="T4">Going into the iPhone X, the price goes all the way up to $999 compared to the iphone 8 plus </text:span></text:p>
      <text:p text:style-name="P11"/>
      <text:p text:style-name="P11"><text:span text:style-name="T4">$799. Hardware wise both have similar builds and would easier to just get the iphone 8 plus. For its </text:span></text:p>
      <text:p text:style-name="P11"/>
      <text:p text:style-name="P11"><text:span text:style-name="T4">grip, the iphone x has a better grip then the iphone 8 plus. Though this feature isn’t as big for the </text:span></text:p>
      <text:p text:style-name="P11"/>
      <text:p text:style-name="P11"><text:span text:style-name="T4">iPhone X being that the previous iphones also were easy to grip. One idea Apple wanted to do with</text:span></text:p>
      <text:p text:style-name="P11"/>
      <text:p text:style-name="P12">the iphone X was to make more room for the screen. Though for the iphone x to have a have a front </text:p>
      <text:p text:style-name="P12"/>
      <text:p text:style-name="P12">camera and use the its face ID feature, it has a open spot on the top of the phone. Some might not like </text:p>
      <text:p text:style-name="P12"/>
      <text:p text:style-name="P13">the little gap on the top. <text:span text:style-name="T8">When browsing or using the app, the gap obscures your view because phone </text:span></text:p>
      <text:p text:style-name="P13"/>
      <text:p text:style-name="P13"><text:span text:style-name="T8">does not crop the display. </text:span><text:s/>While the iphone <text:s/>8 plus has a much bigger screen and much has the camera </text:p>
      <text:p text:style-name="P13"/>
      <text:p text:style-name="P13">on the top right of the screen. <text:span text:style-name="T5">The face ID feature for the iphone X feels like a hindrance. To unlock the </text:span></text:p>
      <text:p text:style-name="P12"/>
      <text:p text:style-name="P14">phone using face ID, the person needs to look directly at the phone at a precise manner <text:span text:style-name="T6">causing a delay.</text:span></text:p>
      <text:p text:style-name="P14"/>
      <text:p text:style-name="P15">People will most likely just use the finger print ID or password because of this <text:span text:style-name="T7">inconvenience.</text:span></text:p>
      <text:p text:style-name="P15"/>
      <text:p text:style-name="P10"/>
      <text:p text:style-name="P10"><text:soft-page-break/>Improvments on the iPhone X &amp; iPhone 8 plus</text:p>
      <text:p text:style-name="P16"><text:tab/>One important improvement they need to fix is the gap on the top of iphone X. The fact that </text:p>
      <text:p text:style-name="P16"/>
      <text:p text:style-name="P16">Apple did not adjust the screen with gap in play is an inconvenience to the user. <text:span text:style-name="T9">Improving the face ID </text:span></text:p>
      <text:p text:style-name="P16"/>
      <text:p text:style-name="P17"><text:span text:style-name="T9">should also be worked on. Many stories arose that the face ID is not 100% accurate leading to others </text:span></text:p>
      <text:p text:style-name="P17"/>
      <text:p text:style-name="P18"><text:span text:style-name="T9">having a way to access your phone. Price wise is reasonable compared to the iphone 8 plus but still a </text:span></text:p>
      <text:p text:style-name="P18"/>
      <text:p text:style-name="P19"><text:span text:style-name="T10">lot. For the iPhone 8 plus, making the phone have a a better grip with one hand. Though knowing </text:span></text:p>
      <text:p text:style-name="P19"/>
      <text:p text:style-name="P19"><text:span text:style-name="T10">Apple, they will just add this feature to their next iPhone they release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1:53.860899657</meta:creation-date>
    <dc:date>2018-02-07T17:35:12.912323824</dc:date>
    <meta:editing-duration>PT1H32M18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473" meta:character-count="2440" meta:non-whitespace-character-count="1974"/>
  </office:meta>
</office:document-meta>
</file>